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sola de Comandos</text:p>
      <text:p text:style-name="Standard"/>
      <text:p text:style-name="Standard">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Standard"/>
      <text:p text:style-name="Standard">La clase hereda de Thread, por que lo luego de construirla habrá que invocar al método start para que empiece su ejecución.</text:p>
      <text:p text:style-name="Standard"/>
      <text:p text:style-name="Standard">Esta clase, cuando se construye, instancia un objeto del tipo que fue pasado por parámetro al constructor, luego cuando se pone en ejecución con el método run, queda a la espera de que el usuario ingrese algún comando y presione enter.</text:p>
      <text:p text:style-name="Standard"/>
      <text:p text:style-name="Standard">Cuando un comando es ingresado, la consola intenta invocar un método de la clase que se pasó por parámetro en el constructor, por medio del uso de reflection, si no lo consigue, indica que no reconoció el comando.</text:p>
      <text:p text:style-name="Standard"/>
      <text:p text:style-name="Standard">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Standard">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4-05T13:28:59</meta:creation-date>
    <dc:date>2009-04-05T14:36:11</dc:date>
    <meta:editing-cycles>2</meta:editing-cycles>
    <meta:editing-duration>PT1H7M16S</meta:editing-duration>
    <meta:user-defined meta:name="Info 1"/>
    <meta:user-defined meta:name="Info 2"/>
    <meta:user-defined meta:name="Info 3"/>
    <meta:user-defined meta:name="Info 4"/>
    <meta:document-statistic meta:table-count="0" meta:image-count="0" meta:object-count="0" meta:page-count="1" meta:paragraph-count="7" meta:word-count="251" meta:character-count="1483"/>
  </office:meta>
</office:document-meta>
</file>